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583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2.8021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1.0625in" style:rel-column-width="9580*"/>
    </style:style>
    <style:style style:name="Table2.B" style:family="table-column">
      <style:table-column-properties style:column-width="0.9375in" style:rel-column-width="8453*"/>
    </style:style>
    <style:style style:name="Table2.D" style:family="table-column">
      <style:table-column-properties style:column-width="1.1875in" style:rel-column-width="10707*"/>
    </style:style>
    <style:style style:name="Table2.E" style:family="table-column">
      <style:table-column-properties style:column-width="3.0181in" style:rel-column-width="27215*"/>
    </style:style>
    <style:style style:name="Table2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2.E1" style:family="table-cell">
      <style:table-cell-properties fo:padding="0.0382in" fo:border="0.05pt solid #eeeeee"/>
    </style:style>
    <style:style style:name="Table2.A2" style:family="table-cell">
      <style:table-cell-properties fo:padding="0.0382in" fo:border-left="0.05pt solid #eeeeee" fo:border-right="none" fo:border-top="none" fo:border-bottom="0.05pt solid #eeeeee"/>
    </style:style>
    <style:style style:name="Table2.E2" style:family="table-cell">
      <style:table-cell-properties fo:padding="0.0382in" fo:border-left="0.05pt solid #eeeeee" fo:border-right="0.05pt solid #eeeeee" fo:border-top="none" fo:border-bottom="0.05pt solid #eeeee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rsid="00243095" officeooo:paragraph-rsid="00282610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10pt" officeooo:paragraph-rsid="002aaeca" style:font-size-asian="10pt" style:font-size-complex="10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Verdana" fo:font-size="10pt" officeooo:rsid="00282610" officeooo:paragraph-rsid="002aaeca" style:font-size-asian="10pt" style:font-size-complex="1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variant="normal" fo:text-transform="none" style:font-name="Verdana" fo:font-size="10pt" fo:font-style="normal" fo:font-weight="normal" officeooo:paragraph-rsid="00339638" style:font-size-asian="10pt" style:font-size-complex="10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weight="bold" fo:background-color="#ffff00" style:font-weight-asian="bold" style:font-weight-complex="bold"/>
    </style:style>
    <style:style style:name="P7" style:family="paragraph" style:parent-style-name="Table_20_Contents">
      <style:paragraph-properties fo:line-height="115%" fo:break-before="auto" fo:break-after="auto" style:writing-mode="lr-tb"/>
      <style:text-properties fo:font-variant="normal" fo:text-transform="none" style:font-name="Verdana" fo:font-size="10pt" fo:font-style="normal" fo:font-weight="normal" officeooo:paragraph-rsid="00339638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9f8e" officeooo:paragraph-rsid="001c9f8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590c" officeooo:paragraph-rsid="001d590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cec5" officeooo:paragraph-rsid="001ec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4d5f7" officeooo:paragraph-rsid="0034d5f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00e12" officeooo:paragraph-rsid="00400e1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62ec5" officeooo:paragraph-rsid="00462ec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73227" officeooo:paragraph-rsid="0047322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c9f8e" officeooo:paragraph-rsid="001c9f8e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line-height="115%" style:writing-mode="lr-tb"/>
      <style:text-properties style:font-name="Verdana" fo:font-size="10pt" officeooo:rsid="001f7028" officeooo:paragraph-rsid="002aaeca" style:font-size-asian="10pt" style:font-size-complex="10pt"/>
    </style:style>
    <style:style style:name="P23" style:family="paragraph" style:parent-style-name="Standard">
      <style:paragraph-properties fo:line-height="115%" style:writing-mode="lr-tb"/>
      <style:text-properties style:font-name="Verdana" fo:font-size="10pt" officeooo:rsid="0020bb0d" officeooo:paragraph-rsid="002aaeca" style:font-size-asian="10pt" style:font-size-complex="10pt"/>
    </style:style>
    <style:style style:name="P24" style:family="paragraph" style:parent-style-name="Standard">
      <style:paragraph-properties fo:line-height="115%" style:writing-mode="lr-tb"/>
      <style:text-properties style:font-name="Verdana" fo:font-size="10pt" officeooo:rsid="00282610" officeooo:paragraph-rsid="002aaeca" style:font-size-asian="10pt" style:font-size-complex="10pt"/>
    </style:style>
    <style:style style:name="P25" style:family="paragraph" style:parent-style-name="Standard">
      <style:paragraph-properties fo:line-height="115%" style:writing-mode="lr-tb"/>
      <style:text-properties style:font-name="Verdana" fo:font-size="10pt" officeooo:rsid="002a5266" officeooo:paragraph-rsid="002aaeca" style:font-size-asian="10pt" style:font-size-complex="10pt"/>
    </style:style>
    <style:style style:name="P26" style:family="paragraph" style:parent-style-name="Standard">
      <style:paragraph-properties fo:line-height="115%" style:writing-mode="lr-tb"/>
      <style:text-properties style:font-name="Verdana" fo:font-size="10pt" officeooo:rsid="00243095" officeooo:paragraph-rsid="002aaeca" style:font-size-asian="10pt" style:font-size-complex="10pt"/>
    </style:style>
    <style:style style:name="P27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rsid="001f7028" officeooo:paragraph-rsid="00339638" style:font-size-asian="10pt" style:font-size-complex="10pt"/>
    </style:style>
    <style:style style:name="P28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rsid="00282610" officeooo:paragraph-rsid="00339638" style:font-size-asian="10pt" style:font-size-complex="10pt"/>
    </style:style>
    <style:style style:name="P29" style:family="paragraph" style:parent-style-name="Standard">
      <style:paragraph-properties fo:line-height="115%" style:writing-mode="lr-tb"/>
      <style:text-properties fo:font-variant="normal" fo:text-transform="none" style:font-name="Verdana" fo:font-size="10pt" fo:font-style="normal" fo:font-weight="normal" officeooo:paragraph-rsid="002aaeca" style:font-size-asian="10pt" style:font-size-complex="10pt"/>
    </style:style>
    <style:style style:name="P30" style:family="paragraph" style:parent-style-name="Table_20_Contents">
      <style:paragraph-properties fo:line-height="115%" style:writing-mode="lr-tb"/>
      <style:text-properties fo:font-variant="normal" fo:text-transform="none" style:font-name="Verdana" fo:font-size="10pt" fo:font-style="normal" fo:font-weight="normal" officeooo:rsid="001f7028" officeooo:paragraph-rsid="00339638" style:font-size-asian="10pt" style:font-size-complex="10pt"/>
    </style:style>
    <style:style style:name="P31" style:family="paragraph" style:parent-style-name="Table_20_Contents">
      <style:paragraph-properties fo:line-height="115%" style:writing-mode="lr-tb"/>
      <style:text-properties fo:font-variant="normal" fo:text-transform="none" style:font-name="Verdana" fo:font-size="10pt" fo:font-style="normal" fo:font-weight="normal" officeooo:rsid="00282610" officeooo:paragraph-rsid="00339638" style:font-size-asian="10pt" style:font-size-complex="10pt"/>
    </style:style>
    <style:style style:name="P32" style:family="paragraph" style:parent-style-name="Table_20_Contents">
      <style:text-properties fo:font-variant="normal" fo:text-transform="none" style:font-name="Verdana" fo:font-size="10pt" fo:font-style="normal" fo:font-weight="normal" style:font-size-asian="10pt" style:font-size-complex="10pt"/>
    </style:style>
    <style:style style:name="P33" style:family="paragraph" style:parent-style-name="Table_20_Contents">
      <style:text-properties fo:font-variant="normal" fo:text-transform="none" style:font-name="Verdana" fo:font-size="10pt" fo:font-style="normal" fo:font-weight="normal" officeooo:rsid="0030bbc1" officeooo:paragraph-rsid="00339638" style:font-size-asian="10pt" style:font-size-complex="10pt"/>
    </style:style>
    <style:style style:name="P34" style:family="paragraph" style:parent-style-name="Table_20_Contents">
      <style:text-properties fo:font-variant="normal" fo:text-transform="none" style:font-name="Verdana" fo:font-size="10pt" fo:font-style="normal" fo:font-weight="normal" officeooo:rsid="00363b8e" officeooo:paragraph-rsid="00363b8e" style:font-size-asian="10pt" style:font-size-complex="10pt"/>
    </style:style>
    <style:style style:name="P35" style:family="paragraph" style:parent-style-name="Table_20_Contents">
      <style:text-properties fo:font-variant="normal" fo:text-transform="none" style:font-name="Verdana" fo:font-size="10pt" fo:font-style="normal" fo:font-weight="normal" officeooo:rsid="003801fd" officeooo:paragraph-rsid="003801fd" style:font-size-asian="10pt" style:font-size-complex="10pt"/>
    </style:style>
    <style:style style:name="P36" style:family="paragraph" style:parent-style-name="Table_20_Contents">
      <style:text-properties fo:font-variant="normal" fo:text-transform="none" style:font-name="Verdana" fo:font-size="10pt" fo:font-style="normal" fo:font-weight="normal" officeooo:rsid="003837b6" officeooo:paragraph-rsid="00399646" style:font-size-asian="10pt" style:font-size-complex="10pt"/>
    </style:style>
    <style:style style:name="P37" style:family="paragraph" style:parent-style-name="Table_20_Contents">
      <style:text-properties fo:font-variant="normal" fo:text-transform="none" style:font-name="Verdana" fo:font-size="10pt" fo:font-style="normal" fo:font-weight="normal" officeooo:rsid="003b19f6" officeooo:paragraph-rsid="003b19f6" style:font-size-asian="10pt" style:font-size-complex="10pt"/>
    </style:style>
    <style:style style:name="P38" style:family="paragraph" style:parent-style-name="Table_20_Contents">
      <style:text-properties fo:font-variant="normal" fo:text-transform="none" style:font-name="Verdana" fo:font-size="10pt" fo:font-style="normal" fo:font-weight="normal" officeooo:rsid="003bce00" officeooo:paragraph-rsid="003bce00" style:font-size-asian="10pt" style:font-size-complex="10pt"/>
    </style:style>
    <style:style style:name="P39" style:family="paragraph" style:parent-style-name="Table_20_Contents">
      <style:text-properties fo:font-variant="normal" fo:text-transform="none" style:font-name="Verdana" fo:font-size="10pt" fo:font-style="normal" fo:font-weight="normal" officeooo:rsid="00417c4d" officeooo:paragraph-rsid="00417c4d" style:font-size-asian="10pt" style:font-size-complex="10pt"/>
    </style:style>
    <style:style style:name="P40" style:family="paragraph" style:parent-style-name="Table_20_Contents">
      <style:text-properties fo:font-variant="normal" fo:text-transform="none" style:font-name="Verdana" fo:font-size="10pt" fo:font-style="normal" fo:font-weight="normal" officeooo:rsid="00435b0e" officeooo:paragraph-rsid="00435b0e" style:font-size-asian="10pt" style:font-size-complex="10pt"/>
    </style:style>
    <style:style style:name="P41" style:family="paragraph" style:parent-style-name="Table_20_Contents">
      <style:text-properties style:font-name="Verdana" fo:font-size="10pt" officeooo:rsid="002d1ccc" officeooo:paragraph-rsid="002d1ccc" style:font-size-asian="10pt" style:font-size-complex="10pt"/>
    </style:style>
    <style:style style:name="P42" style:family="paragraph" style:parent-style-name="Table_20_Contents">
      <style:text-properties style:font-name="Verdana" fo:font-size="10pt" officeooo:rsid="002dede9" officeooo:paragraph-rsid="002dede9" style:font-size-asian="10pt" style:font-size-complex="10pt"/>
    </style:style>
    <style:style style:name="P43" style:family="paragraph" style:parent-style-name="Table_20_Contents">
      <style:text-properties style:font-name="Verdana" fo:font-size="10pt" officeooo:rsid="00303626" officeooo:paragraph-rsid="00303626" style:font-size-asian="10pt" style:font-size-complex="10pt"/>
    </style:style>
    <style:style style:name="P44" style:family="paragraph" style:parent-style-name="Table_20_Contents">
      <style:text-properties style:font-name="Verdana" fo:font-size="10pt" officeooo:rsid="0030bbc1" officeooo:paragraph-rsid="0030bbc1" style:font-size-asian="10pt" style:font-size-complex="10pt"/>
    </style:style>
    <style:style style:name="P4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149f6" officeooo:paragraph-rsid="004149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8824b" officeooo:paragraph-rsid="0048824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8824b" officeooo:paragraph-rsid="004eeb4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8824b" officeooo:paragraph-rsid="0058d53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48824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9f01a" officeooo:paragraph-rsid="0049f01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c769b" officeooo:paragraph-rsid="004c769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cc684" officeooo:paragraph-rsid="004cc68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d40b3" officeooo:paragraph-rsid="004d40b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e5346" officeooo:paragraph-rsid="004e534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572612" officeooo:paragraph-rsid="0057261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48824b" officeooo:paragraph-rsid="0048824b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49f01a" officeooo:paragraph-rsid="0049f01a" fo:background-color="#ffff00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officeooo:rsid="00250e21"/>
    </style:style>
    <style:style style:name="T2" style:family="text">
      <style:text-properties officeooo:rsid="002aaeca"/>
    </style:style>
    <style:style style:name="T3" style:family="text">
      <style:text-properties officeooo:rsid="00399646"/>
    </style:style>
    <style:style style:name="T4" style:family="text">
      <style:text-properties officeooo:rsid="003bf1c7"/>
    </style:style>
    <style:style style:name="T5" style:family="text">
      <style:text-properties officeooo:rsid="004eeb4b"/>
    </style:style>
    <style:style style:name="T6" style:family="text">
      <style:text-properties officeooo:rsid="0050470f"/>
    </style:style>
    <style:style style:name="T7" style:family="text">
      <style:text-properties officeooo:rsid="00522c15"/>
    </style:style>
    <style:style style:name="T8" style:family="text">
      <style:text-properties officeooo:rsid="00541584"/>
    </style:style>
    <style:style style:name="T9" style:family="text">
      <style:text-properties officeooo:rsid="0054affd"/>
    </style:style>
    <style:style style:name="T10" style:family="text">
      <style:text-properties officeooo:rsid="0055e6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Months of the Year:</text:p>
            <text:p text:style-name="P8">January</text:p>
            <text:p text:style-name="P8">February</text:p>
            <text:p text:style-name="P8">March</text:p>
            <text:p text:style-name="P8">April</text:p>
            <text:p text:style-name="P8">May</text:p>
            <text:p text:style-name="P8">June</text:p>
            <text:p text:style-name="P8">July</text:p>
            <text:p text:style-name="P8">August</text:p>
            <text:p text:style-name="P8">September</text:p>
            <text:p text:style-name="P8">October</text:p>
            <text:p text:style-name="P8">November</text:p>
            <text:p text:style-name="P8">December</text:p>
            <text:p text:style-name="P8"/>
            <text:p text:style-name="P10">Common Names:</text:p>
            <text:p text:style-name="P8">John Smith</text:p>
            <text:p text:style-name="P8">Sarah</text:p>
            <text:p text:style-name="P8">Simon</text:p>
            <text:p text:style-name="P8">David</text:p>
            <text:p text:style-name="P8">Mary</text:p>
            <text:p text:style-name="P8">Nick</text:p>
            <text:p text:style-name="P8">Mr Brown</text:p>
            <text:p text:style-name="P8">Liz</text:p>
            <text:p text:style-name="P16">McDonald</text:p>
            <text:p text:style-name="P17">Kelly</text:p>
            <text:p text:style-name="P18">John Pettersson</text:p>
            <text:p text:style-name="P19">Dr. Kevin White</text:p>
          </table:table-cell>
          <table:table-cell table:style-name="Table1.A1" office:value-type="string">
            <text:p text:style-name="P11">Days of the week:</text:p>
            <text:p text:style-name="P9">Saturday</text:p>
            <text:p text:style-name="P9">Sunday</text:p>
            <text:p text:style-name="P9">Monday</text:p>
            <text:p text:style-name="P9">Tuesday</text:p>
            <text:p text:style-name="P9">Wednesday</text:p>
            <text:p text:style-name="P9">Thursday</text:p>
            <text:p text:style-name="P9">Friday</text:p>
            <text:p text:style-name="P9"/>
            <text:p text:style-name="P11">Common Place:</text:p>
            <text:p text:style-name="P9">Public Library</text:p>
            <text:p text:style-name="P9">Cafeteria</text:p>
            <text:p text:style-name="P9">University</text:p>
            <text:p text:style-name="P9">Department</text:p>
            <text:p text:style-name="P9">Toilet</text:p>
            <text:p text:style-name="P9">Cinema</text:p>
            <text:p text:style-name="P9">Theater</text:p>
            <text:p text:style-name="P9">Luna Park</text:p>
            <text:p text:style-name="P9">Shopping Mall</text:p>
            <text:p text:style-name="P9"/>
          </table:table-cell>
          <table:table-cell table:style-name="Table1.A1" office:value-type="string">
            <text:p text:style-name="P11">Season of the Year:</text:p>
            <text:p text:style-name="P9">Spring</text:p>
            <text:p text:style-name="P9">Summer</text:p>
            <text:p text:style-name="P9">Winter</text:p>
            <text:p text:style-name="P9">Autumn</text:p>
            <text:p text:style-name="P12"/>
            <text:p text:style-name="P20">Music:</text:p>
            <text:p text:style-name="P13">Jazz</text:p>
            <text:p text:style-name="P14">Pop</text:p>
            <text:p text:style-name="P14">Folk</text:p>
            <text:p text:style-name="P14">Classical</text:p>
            <text:p text:style-name="P14">Concert</text:p>
            <text:p text:style-name="P14">Radio</text:p>
            <text:p text:style-name="P15">Disco</text:p>
            <text:p text:style-name="P15">Pub</text:p>
            <text:p text:style-name="P15">Concert Hall</text:p>
            <text:p text:style-name="P15">Opera House</text:p>
          </table:table-cell>
          <table:table-cell table:style-name="Table1.A1" office:value-type="string">
            <text:p text:style-name="P11">Common Nationalities:</text:p>
            <text:p text:style-name="P9">Bangladeshis</text:p>
            <text:p text:style-name="P9">Canadians</text:p>
            <text:p text:style-name="P9">Brazilians</text:p>
            <text:p text:style-name="P46">Chinese</text:p>
            <text:p text:style-name="P47">Japanese</text:p>
            <text:p text:style-name="P49">Germans</text:p>
            <text:p text:style-name="P9">Muslims</text:p>
            <text:p text:style-name="P9">Christians</text:p>
            <text:p text:style-name="P9">Hindus</text:p>
            <text:p text:style-name="P9">Jewess</text:p>
            <text:p text:style-name="P50"/>
            <text:p text:style-name="P57">Sports:</text:p>
            <text:p text:style-name="P47"><text:span text:style-name="T5">G</text:span>olf</text:p>
            <text:p text:style-name="P47"><text:span text:style-name="T5">M</text:span>artial arts: judo, carate</text:p>
            <text:p text:style-name="P47"><text:span text:style-name="T5">S</text:span>kateboarding</text:p>
            <text:p text:style-name="P48"><text:span text:style-name="T5">S</text:span>nowboarding</text:p>
            <text:p text:style-name="P47"><text:span text:style-name="T6">S</text:span>kiing</text:p>
            <text:p text:style-name="P47"><text:span text:style-name="T7">H</text:span>iking</text:p>
            <text:p text:style-name="P47"><text:span text:style-name="T8">C</text:span>amping</text:p>
            <text:p text:style-name="P47"><text:span text:style-name="T9">B</text:span>aseball</text:p>
            <text:p text:style-name="P47"><text:span text:style-name="T10">B</text:span>asketball</text:p>
            <text:p text:style-name="P56">Football</text:p>
            <text:p text:style-name="P56">Cricket</text:p>
            <text:p text:style-name="P47"/>
            <text:p text:style-name="P57">Natural Disasters:</text:p>
            <text:p text:style-name="P47">Storms</text:p>
            <text:p text:style-name="P47">Cyclones</text:p>
            <text:p text:style-name="P47">Earthquakes</text:p>
            <text:p text:style-name="P52">Floods</text:p>
            <text:p text:style-name="P52">Tsunamis</text:p>
            <text:p text:style-name="P52">Tornadoes</text:p>
            <text:p text:style-name="P53">Hurricanes</text:p>
            <text:p text:style-name="P54">Volcanic eruptions</text:p>
            <text:p text:style-name="P55">Drought</text:p>
            <text:p text:style-name="P47"/>
            <text:p text:style-name="P58">Animals:</text:p>
            <text:p text:style-name="P51">Panda, bear, tiger, alligator, whale, wolf, eagle, falcon, kite, buzzard</text:p>
          </table:table-cell>
        </table:table-row>
      </table:table>
      <text:p text:style-name="P1"/>
      <text:p text:style-name="P6">Common Words: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3">Pizza</text:p>
          </table:table-cell>
          <table:table-cell table:style-name="Table2.A1" office:value-type="string">
            <text:p text:style-name="P3">Definitely</text:p>
          </table:table-cell>
          <table:table-cell table:style-name="Table2.A1" office:value-type="string">
            <text:p text:style-name="P24">windy</text:p>
          </table:table-cell>
          <table:table-cell table:style-name="Table2.A1" office:value-type="string">
            <text:p text:style-name="P32">cheapest</text:p>
          </table:table-cell>
          <table:table-cell table:style-name="Table2.E1" office:value-type="string">
            <text:p text:style-name="P5">Charity work</text:p>
          </table:table-cell>
        </table:table-row>
        <table:table-row>
          <table:table-cell table:style-name="Table2.A2" office:value-type="string">
            <text:p text:style-name="P3">Bicycles</text:p>
          </table:table-cell>
          <table:table-cell table:style-name="Table2.A2" office:value-type="string">
            <text:p text:style-name="P3">Which</text:p>
          </table:table-cell>
          <table:table-cell table:style-name="Table2.A2" office:value-type="string">
            <text:p text:style-name="P24">humid</text:p>
          </table:table-cell>
          <table:table-cell table:style-name="Table2.A2" office:value-type="string">
            <text:p text:style-name="P32">fastest</text:p>
          </table:table-cell>
          <table:table-cell table:style-name="Table2.E2" office:value-type="string">
            <text:p text:style-name="P27"><text:span text:style-name="T1">C</text:span>heque / check</text:p>
          </table:table-cell>
        </table:table-row>
        <table:table-row>
          <table:table-cell table:style-name="Table2.A2" office:value-type="string">
            <text:p text:style-name="P3">Community</text:p>
          </table:table-cell>
          <table:table-cell table:style-name="Table2.A2" office:value-type="string">
            <text:p text:style-name="P3">Nowadays</text:p>
          </table:table-cell>
          <table:table-cell table:style-name="Table2.A2" office:value-type="string">
            <text:p text:style-name="P25">coffee</text:p>
          </table:table-cell>
          <table:table-cell table:style-name="Table2.A2" office:value-type="string">
            <text:p text:style-name="P32">grammar</text:p>
          </table:table-cell>
          <table:table-cell table:style-name="Table2.E2" office:value-type="string">
            <text:p text:style-name="P27">a 10-minute</text:p>
          </table:table-cell>
        </table:table-row>
        <table:table-row>
          <table:table-cell table:style-name="Table2.A2" office:value-type="string">
            <text:p text:style-name="P3">Fundraiser</text:p>
          </table:table-cell>
          <table:table-cell table:style-name="Table2.A2" office:value-type="string">
            <text:p text:style-name="P30">restroom</text:p>
          </table:table-cell>
          <table:table-cell table:style-name="Table2.A2" office:value-type="string">
            <text:p text:style-name="P41">restaurant</text:p>
          </table:table-cell>
          <table:table-cell table:style-name="Table2.A2" office:value-type="string">
            <text:p text:style-name="P32">selectively</text:p>
          </table:table-cell>
          <table:table-cell table:style-name="Table2.E2" office:value-type="string">
            <text:p text:style-name="P28">odds and ends</text:p>
          </table:table-cell>
        </table:table-row>
        <table:table-row>
          <table:table-cell table:style-name="Table2.A2" office:value-type="string">
            <text:p text:style-name="P7">arid</text:p>
          </table:table-cell>
          <table:table-cell table:style-name="Table2.A2" office:value-type="string">
            <text:p text:style-name="P30">library</text:p>
          </table:table-cell>
          <table:table-cell table:style-name="Table2.A2" office:value-type="string">
            <text:p text:style-name="P42">Jewelry</text:p>
          </table:table-cell>
          <table:table-cell table:style-name="Table2.A2" office:value-type="string">
            <text:p text:style-name="P32">itinerary</text:p>
          </table:table-cell>
          <table:table-cell table:style-name="Table2.E2" office:value-type="string">
            <text:p text:style-name="P33">Queen's Park Road</text:p>
          </table:table-cell>
        </table:table-row>
        <table:table-row>
          <table:table-cell table:style-name="Table2.A2" office:value-type="string">
            <text:p text:style-name="P3">Museum</text:p>
          </table:table-cell>
          <table:table-cell table:style-name="Table2.A2" office:value-type="string">
            <text:p text:style-name="P22"><text:span text:style-name="T1">D</text:span>isease</text:p>
          </table:table-cell>
          <table:table-cell table:style-name="Table2.A2" office:value-type="string">
            <text:p text:style-name="P43">Gravity</text:p>
          </table:table-cell>
          <table:table-cell table:style-name="Table2.A2" office:value-type="string">
            <text:p text:style-name="P32">statistical</text:p>
          </table:table-cell>
          <table:table-cell table:style-name="Table2.E2" office:value-type="string">
            <text:p text:style-name="P33">Royal Museum</text:p>
          </table:table-cell>
        </table:table-row>
        <table:table-row>
          <table:table-cell table:style-name="Table2.A2" office:value-type="string">
            <text:p text:style-name="P3">Grassroots</text:p>
          </table:table-cell>
          <table:table-cell table:style-name="Table2.A2" office:value-type="string">
            <text:p text:style-name="P23"><text:span text:style-name="T1">D</text:span>iet</text:p>
          </table:table-cell>
          <table:table-cell table:style-name="Table2.A2" office:value-type="string">
            <text:p text:style-name="P44">material</text:p>
          </table:table-cell>
          <table:table-cell table:style-name="Table2.A2" office:value-type="string">
            <text:p text:style-name="P32">procedure</text:p>
          </table:table-cell>
          <table:table-cell table:style-name="Table2.E2" office:value-type="string">
            <text:p text:style-name="P34">venue</text:p>
          </table:table-cell>
        </table:table-row>
        <table:table-row>
          <table:table-cell table:style-name="Table2.A2" office:value-type="string">
            <text:p text:style-name="P3">Government</text:p>
          </table:table-cell>
          <table:table-cell table:style-name="Table2.A2" office:value-type="string">
            <text:p text:style-name="P26">Chocolates</text:p>
          </table:table-cell>
          <table:table-cell table:style-name="Table2.A2" office:value-type="string">
            <text:p text:style-name="P44">pencil</text:p>
          </table:table-cell>
          <table:table-cell table:style-name="Table2.A2" office:value-type="string">
            <text:p text:style-name="P32"><text:bookmark-start text:name="__DdeLink__670_809360998"/>bibliography<text:bookmark-end text:name="__DdeLink__670_809360998"/></text:p>
          </table:table-cell>
          <table:table-cell table:style-name="Table2.E2" office:value-type="string">
            <text:p text:style-name="P34">Two-thirds</text:p>
          </table:table-cell>
        </table:table-row>
        <table:table-row>
          <table:table-cell table:style-name="Table2.A2" office:value-type="string">
            <text:p text:style-name="P3">Environment</text:p>
          </table:table-cell>
          <table:table-cell table:style-name="Table2.A2" office:value-type="string">
            <text:p text:style-name="P4"><text:span text:style-name="T2">c</text:span>oal</text:p>
          </table:table-cell>
          <table:table-cell table:style-name="Table2.A2" office:value-type="string">
            <text:p text:style-name="P44">bowl</text:p>
          </table:table-cell>
          <table:table-cell table:style-name="Table2.A2" office:value-type="string">
            <text:p text:style-name="P32">background</text:p>
          </table:table-cell>
          <table:table-cell table:style-name="Table2.E2" office:value-type="string">
            <text:p text:style-name="P35">drought</text:p>
          </table:table-cell>
        </table:table-row>
        <table:table-row>
          <table:table-cell table:style-name="Table2.A2" office:value-type="string">
            <text:p text:style-name="P3">Their</text:p>
          </table:table-cell>
          <table:table-cell table:style-name="Table2.A2" office:value-type="string">
            <text:p text:style-name="P24">firewood</text:p>
          </table:table-cell>
          <table:table-cell table:style-name="Table2.A2" office:value-type="string">
            <text:p text:style-name="P33">ancient</text:p>
          </table:table-cell>
          <table:table-cell table:style-name="Table2.A2" office:value-type="string">
            <text:p text:style-name="P32">strategies</text:p>
          </table:table-cell>
          <table:table-cell table:style-name="Table2.E2" office:value-type="string">
            <text:p text:style-name="P35">desert</text:p>
          </table:table-cell>
        </table:table-row>
        <table:table-row>
          <table:table-cell table:style-name="Table2.A2" office:value-type="string">
            <text:p text:style-name="P3">Different</text:p>
          </table:table-cell>
          <table:table-cell table:style-name="Table2.A2" office:value-type="string">
            <text:p text:style-name="P24">craftsmen</text:p>
          </table:table-cell>
          <table:table-cell table:style-name="Table2.A2" office:value-type="string">
            <text:p text:style-name="P33">sculpture</text:p>
          </table:table-cell>
          <table:table-cell table:style-name="Table2.A2" office:value-type="string">
            <text:p text:style-name="P39">Periodicals</text:p>
          </table:table-cell>
          <table:table-cell table:style-name="Table2.E2" office:value-type="string">
            <text:p text:style-name="P35">dessert</text:p>
          </table:table-cell>
        </table:table-row>
        <table:table-row>
          <table:table-cell table:style-name="Table2.A2" office:value-type="string">
            <text:p text:style-name="P3">Believe</text:p>
          </table:table-cell>
          <table:table-cell table:style-name="Table2.A2" office:value-type="string">
            <text:p text:style-name="P24">workshop</text:p>
          </table:table-cell>
          <table:table-cell table:style-name="Table2.A2" office:value-type="string">
            <text:p text:style-name="P44">Catalogue</text:p>
          </table:table-cell>
          <table:table-cell table:style-name="Table2.A2" office:value-type="string">
            <text:p text:style-name="P40">hamburger</text:p>
          </table:table-cell>
          <table:table-cell table:style-name="Table2.E2" office:value-type="string">
            <text:p text:style-name="P36">Kingstone <text:span text:style-name="T3">street</text:span></text:p>
          </table:table-cell>
        </table:table-row>
        <table:table-row>
          <table:table-cell table:style-name="Table2.A2" office:value-type="string">
            <text:p text:style-name="P3">Percentage</text:p>
          </table:table-cell>
          <table:table-cell table:style-name="Table2.A2" office:value-type="string">
            <text:p text:style-name="P24">showroom</text:p>
          </table:table-cell>
          <table:table-cell table:style-name="Table2.A2" office:value-type="string">
            <text:p text:style-name="P44">Calendar</text:p>
          </table:table-cell>
          <table:table-cell table:style-name="Table2.A2" office:value-type="string">
            <text:p text:style-name="P32"/>
          </table:table-cell>
          <table:table-cell table:style-name="Table2.E2" office:value-type="string">
            <text:p text:style-name="P37">Multimedia cente<text:span text:style-name="T4">r</text:span></text:p>
          </table:table-cell>
        </table:table-row>
        <text:soft-page-break/>
        <table:table-row>
          <table:table-cell table:style-name="Table2.A2" office:value-type="string">
            <text:p text:style-name="P3">Society</text:p>
          </table:table-cell>
          <table:table-cell table:style-name="Table2.A2" office:value-type="string">
            <text:p text:style-name="P24">cafe</text:p>
          </table:table-cell>
          <table:table-cell table:style-name="Table2.A2" office:value-type="string">
            <text:p text:style-name="P44">Rainbow</text:p>
          </table:table-cell>
          <table:table-cell table:style-name="Table2.A2" office:value-type="string">
            <text:p text:style-name="P32"/>
          </table:table-cell>
          <table:table-cell table:style-name="Table2.E2" office:value-type="string">
            <text:p text:style-name="P38">complaints department</text:p>
          </table:table-cell>
        </table:table-row>
        <table:table-row>
          <table:table-cell table:style-name="Table2.A2" office:value-type="string">
            <text:p text:style-name="P3">Until</text:p>
          </table:table-cell>
          <table:table-cell table:style-name="Table2.A2" office:value-type="string">
            <text:p text:style-name="P24">cottage</text:p>
          </table:table-cell>
          <table:table-cell table:style-name="Table2.A2" office:value-type="string">
            <text:p text:style-name="P32">vocabulary</text:p>
          </table:table-cell>
          <table:table-cell table:style-name="Table2.A2" office:value-type="string">
            <text:p text:style-name="P32"/>
          </table:table-cell>
          <table:table-cell table:style-name="Table2.E2" office:value-type="string">
            <text:p text:style-name="P39">Internet literature</text:p>
          </table:table-cell>
        </table:table-row>
        <table:table-row>
          <table:table-cell table:style-name="Table2.A2" office:value-type="string">
            <text:p text:style-name="P29">cloakroom</text:p>
          </table:table-cell>
          <table:table-cell table:style-name="Table2.A2" office:value-type="string">
            <text:p text:style-name="P31">Gallery</text:p>
          </table:table-cell>
          <table:table-cell table:style-name="Table2.A2" office:value-type="string">
            <text:p text:style-name="P32">deterrent</text:p>
          </table:table-cell>
          <table:table-cell table:style-name="Table2.A2" office:value-type="string">
            <text:p text:style-name="P32"/>
          </table:table-cell>
          <table:table-cell table:style-name="Table2.E2" office:value-type="string">
            <text:p text:style-name="P32"/>
          </table:table-cell>
        </table:table-row>
      </table:table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3</meta:editing-cycles>
    <dc:date>2017-10-09T20:21:26.869808732</dc:date>
    <meta:editing-duration>P1DT7H6M19S</meta:editing-duration>
    <meta:document-statistic meta:table-count="2" meta:image-count="0" meta:object-count="0" meta:page-count="2" meta:paragraph-count="172" meta:word-count="225" meta:character-count="1548" meta:non-whitespace-character-count="1495"/>
  </office:meta>
</office:document-meta>
</file>